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9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]&amp;&quot; -p Instance/&quot;&amp;[.A2]&amp;&quot; -o Solution&quot;&amp;[.B2]&amp;&quot;/&quot;&amp;[.A2]&amp;&quot;_solution.csv&quot;" office:value-type="string" office:string-value="./challengeSG -t 1200 -p Instance/A1 -o Solution1200/A1_solution.csv" calcext:value-type="string">
            <text:p>./challengeSG -t 1200 -p Instance/A1 -o Solution1200/A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]&amp;&quot; -p Instance/&quot;&amp;[.A3]&amp;&quot; -o Solution&quot;&amp;[.B3]&amp;&quot;/&quot;&amp;[.A3]&amp;&quot;_solution.csv&quot;" office:value-type="string" office:string-value="./challengeSG -t 1200 -p Instance/A2 -o Solution1200/A2_solution.csv" calcext:value-type="string">
            <text:p>./challengeSG -t 1200 -p Instance/A2 -o Solution1200/A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]&amp;&quot; -p Instance/&quot;&amp;[.A4]&amp;&quot; -o Solution&quot;&amp;[.B4]&amp;&quot;/&quot;&amp;[.A4]&amp;&quot;_solution.csv&quot;" office:value-type="string" office:string-value="./challengeSG -t 1200 -p Instance/A3 -o Solution1200/A3_solution.csv" calcext:value-type="string">
            <text:p>./challengeSG -t 1200 -p Instance/A3 -o Solution1200/A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5]&amp;&quot; -p Instance/&quot;&amp;[.A5]&amp;&quot; -o Solution&quot;&amp;[.B5]&amp;&quot;/&quot;&amp;[.A5]&amp;&quot;_solution.csv&quot;" office:value-type="string" office:string-value="./challengeSG -t 1200 -p Instance/A4 -o Solution1200/A4_solution.csv" calcext:value-type="string">
            <text:p>./challengeSG -t 1200 -p Instance/A4 -o Solution1200/A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6]&amp;&quot; -p Instance/&quot;&amp;[.A6]&amp;&quot; -o Solution&quot;&amp;[.B6]&amp;&quot;/&quot;&amp;[.A6]&amp;&quot;_solution.csv&quot;" office:value-type="string" office:string-value="./challengeSG -t 1200 -p Instance/A5 -o Solution1200/A5_solution.csv" calcext:value-type="string">
            <text:p>./challengeSG -t 1200 -p Instance/A5 -o Solution1200/A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7]&amp;&quot; -p Instance/&quot;&amp;[.A7]&amp;&quot; -o Solution&quot;&amp;[.B7]&amp;&quot;/&quot;&amp;[.A7]&amp;&quot;_solution.csv&quot;" office:value-type="string" office:string-value="./challengeSG -t 1200 -p Instance/A6 -o Solution1200/A6_solution.csv" calcext:value-type="string">
            <text:p>./challengeSG -t 1200 -p Instance/A6 -o Solution1200/A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8]&amp;&quot; -p Instance/&quot;&amp;[.A8]&amp;&quot; -o Solution&quot;&amp;[.B8]&amp;&quot;/&quot;&amp;[.A8]&amp;&quot;_solution.csv&quot;" office:value-type="string" office:string-value="./challengeSG -t 1200 -p Instance/A7 -o Solution1200/A7_solution.csv" calcext:value-type="string">
            <text:p>./challengeSG -t 1200 -p Instance/A7 -o Solution1200/A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9]&amp;&quot; -p Instance/&quot;&amp;[.A9]&amp;&quot; -o Solution&quot;&amp;[.B9]&amp;&quot;/&quot;&amp;[.A9]&amp;&quot;_solution.csv&quot;" office:value-type="string" office:string-value="./challengeSG -t 1200 -p Instance/A8 -o Solution1200/A8_solution.csv" calcext:value-type="string">
            <text:p>./challengeSG -t 1200 -p Instance/A8 -o Solution1200/A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0]&amp;&quot; -p Instance/&quot;&amp;[.A10]&amp;&quot; -o Solution&quot;&amp;[.B10]&amp;&quot;/&quot;&amp;[.A10]&amp;&quot;_solution.csv&quot;" office:value-type="string" office:string-value="./challengeSG -t 1200 -p Instance/A9 -o Solution1200/A9_solution.csv" calcext:value-type="string">
            <text:p>./challengeSG -t 1200 -p Instance/A9 -o Solution1200/A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0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1]&amp;&quot; -p Instance/&quot;&amp;[.A11]&amp;&quot; -o Solution&quot;&amp;[.B11]&amp;&quot;/&quot;&amp;[.A11]&amp;&quot;_solution.csv&quot;" office:value-type="string" office:string-value="./challengeSG -t 1200 -p Instance/A10 -o Solution1200/A10_solution.csv" calcext:value-type="string">
            <text:p>./challengeSG -t 1200 -p Instance/A10 -o Solution1200/A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2]&amp;&quot; -p Instance/&quot;&amp;[.A12]&amp;&quot; -o Solution&quot;&amp;[.B12]&amp;&quot;/&quot;&amp;[.A12]&amp;&quot;_solution.csv&quot;" office:value-type="string" office:string-value="./challengeSG -t 1200 -p Instance/A11 -o Solution1200/A11_solution.csv" calcext:value-type="string">
            <text:p>./challengeSG -t 1200 -p Instance/A11 -o Solution1200/A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3]&amp;&quot; -p Instance/&quot;&amp;[.A13]&amp;&quot; -o Solution&quot;&amp;[.B13]&amp;&quot;/&quot;&amp;[.A13]&amp;&quot;_solution.csv&quot;" office:value-type="string" office:string-value="./challengeSG -t 1200 -p Instance/A12 -o Solution1200/A12_solution.csv" calcext:value-type="string">
            <text:p>./challengeSG -t 1200 -p Instance/A12 -o Solution1200/A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4]&amp;&quot; -p Instance/&quot;&amp;[.A14]&amp;&quot; -o Solution&quot;&amp;[.B14]&amp;&quot;/&quot;&amp;[.A14]&amp;&quot;_solution.csv&quot;" office:value-type="string" office:string-value="./challengeSG -t 1200 -p Instance/A13 -o Solution1200/A13_solution.csv" calcext:value-type="string">
            <text:p>./challengeSG -t 1200 -p Instance/A13 -o Solution1200/A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4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5]&amp;&quot; -p Instance/&quot;&amp;[.A15]&amp;&quot; -o Solution&quot;&amp;[.B15]&amp;&quot;/&quot;&amp;[.A15]&amp;&quot;_solution.csv&quot;" office:value-type="string" office:string-value="./challengeSG -t 1200 -p Instance/A14 -o Solution1200/A14_solution.csv" calcext:value-type="string">
            <text:p>./challengeSG -t 1200 -p Instance/A14 -o Solution1200/A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6]&amp;&quot; -p Instance/&quot;&amp;[.A16]&amp;&quot; -o Solution&quot;&amp;[.B16]&amp;&quot;/&quot;&amp;[.A16]&amp;&quot;_solution.csv&quot;" office:value-type="string" office:string-value="./challengeSG -t 1200 -p Instance/A15 -o Solution1200/A15_solution.csv" calcext:value-type="string">
            <text:p>./challengeSG -t 1200 -p Instance/A15 -o Solution1200/A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7]&amp;&quot; -p Instance/&quot;&amp;[.A17]&amp;&quot; -o Solution&quot;&amp;[.B17]&amp;&quot;/&quot;&amp;[.A17]&amp;&quot;_solution.csv&quot;" office:value-type="string" office:string-value="./challengeSG -t 1200 -p Instance/A16 -o Solution1200/A16_solution.csv" calcext:value-type="string">
            <text:p>./challengeSG -t 1200 -p Instance/A16 -o Solution1200/A1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8]&amp;&quot; -p Instance/&quot;&amp;[.A18]&amp;&quot; -o Solution&quot;&amp;[.B18]&amp;&quot;/&quot;&amp;[.A18]&amp;&quot;_solution.csv&quot;" office:value-type="string" office:string-value="./challengeSG -t 1200 -p Instance/A17 -o Solution1200/A17_solution.csv" calcext:value-type="string">
            <text:p>./challengeSG -t 1200 -p Instance/A17 -o Solution1200/A1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8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19]&amp;&quot; -p Instance/&quot;&amp;[.A19]&amp;&quot; -o Solution&quot;&amp;[.B19]&amp;&quot;/&quot;&amp;[.A19]&amp;&quot;_solution.csv&quot;" office:value-type="string" office:string-value="./challengeSG -t 1200 -p Instance/A18 -o Solution1200/A18_solution.csv" calcext:value-type="string">
            <text:p>./challengeSG -t 1200 -p Instance/A18 -o Solution1200/A1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0]&amp;&quot; -p Instance/&quot;&amp;[.A20]&amp;&quot; -o Solution&quot;&amp;[.B20]&amp;&quot;/&quot;&amp;[.A20]&amp;&quot;_solution.csv&quot;" office:value-type="string" office:string-value="./challengeSG -t 1200 -p Instance/A19 -o Solution1200/A19_solution.csv" calcext:value-type="string">
            <text:p>./challengeSG -t 1200 -p Instance/A19 -o Solution1200/A1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1]&amp;&quot; -p Instance/&quot;&amp;[.A21]&amp;&quot; -o Solution&quot;&amp;[.B21]&amp;&quot;/&quot;&amp;[.A21]&amp;&quot;_solution.csv&quot;" office:value-type="string" office:string-value="./challengeSG -t 1200 -p Instance/A20 -o Solution1200/A20_solution.csv" calcext:value-type="string">
            <text:p>./challengeSG -t 1200 -p Instance/A20 -o Solution1200/A2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2]&amp;&quot; -p Instance/&quot;&amp;[.A22]&amp;&quot; -o Solution&quot;&amp;[.B22]&amp;&quot;/&quot;&amp;[.A22]&amp;&quot;_solution.csv&quot;" office:value-type="string" office:string-value="./challengeSG -t 1200 -p Instance/B1 -o Solution1200/B1_solution.csv" calcext:value-type="string">
            <text:p>./challengeSG -t 1200 -p Instance/B1 -o Solution1200/B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3]&amp;&quot; -p Instance/&quot;&amp;[.A23]&amp;&quot; -o Solution&quot;&amp;[.B23]&amp;&quot;/&quot;&amp;[.A23]&amp;&quot;_solution.csv&quot;" office:value-type="string" office:string-value="./challengeSG -t 1200 -p Instance/B2 -o Solution1200/B2_solution.csv" calcext:value-type="string">
            <text:p>./challengeSG -t 1200 -p Instance/B2 -o Solution1200/B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4]&amp;&quot; -p Instance/&quot;&amp;[.A24]&amp;&quot; -o Solution&quot;&amp;[.B24]&amp;&quot;/&quot;&amp;[.A24]&amp;&quot;_solution.csv&quot;" office:value-type="string" office:string-value="./challengeSG -t 1200 -p Instance/B3 -o Solution1200/B3_solution.csv" calcext:value-type="string">
            <text:p>./challengeSG -t 1200 -p Instance/B3 -o Solution1200/B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5]&amp;&quot; -p Instance/&quot;&amp;[.A25]&amp;&quot; -o Solution&quot;&amp;[.B25]&amp;&quot;/&quot;&amp;[.A25]&amp;&quot;_solution.csv&quot;" office:value-type="string" office:string-value="./challengeSG -t 1200 -p Instance/B4 -o Solution1200/B4_solution.csv" calcext:value-type="string">
            <text:p>./challengeSG -t 1200 -p Instance/B4 -o Solution1200/B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6]&amp;&quot; -p Instance/&quot;&amp;[.A26]&amp;&quot; -o Solution&quot;&amp;[.B26]&amp;&quot;/&quot;&amp;[.A26]&amp;&quot;_solution.csv&quot;" office:value-type="string" office:string-value="./challengeSG -t 1200 -p Instance/B5 -o Solution1200/B5_solution.csv" calcext:value-type="string">
            <text:p>./challengeSG -t 1200 -p Instance/B5 -o Solution1200/B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7]&amp;&quot; -p Instance/&quot;&amp;[.A27]&amp;&quot; -o Solution&quot;&amp;[.B27]&amp;&quot;/&quot;&amp;[.A27]&amp;&quot;_solution.csv&quot;" office:value-type="string" office:string-value="./challengeSG -t 1200 -p Instance/B6 -o Solution1200/B6_solution.csv" calcext:value-type="string">
            <text:p>./challengeSG -t 1200 -p Instance/B6 -o Solution1200/B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8]&amp;&quot; -p Instance/&quot;&amp;[.A28]&amp;&quot; -o Solution&quot;&amp;[.B28]&amp;&quot;/&quot;&amp;[.A28]&amp;&quot;_solution.csv&quot;" office:value-type="string" office:string-value="./challengeSG -t 1200 -p Instance/B7 -o Solution1200/B7_solution.csv" calcext:value-type="string">
            <text:p>./challengeSG -t 1200 -p Instance/B7 -o Solution1200/B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29]&amp;&quot; -p Instance/&quot;&amp;[.A29]&amp;&quot; -o Solution&quot;&amp;[.B29]&amp;&quot;/&quot;&amp;[.A29]&amp;&quot;_solution.csv&quot;" office:value-type="string" office:string-value="./challengeSG -t 1200 -p Instance/B8 -o Solution1200/B8_solution.csv" calcext:value-type="string">
            <text:p>./challengeSG -t 1200 -p Instance/B8 -o Solution1200/B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9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0]&amp;&quot; -p Instance/&quot;&amp;[.A30]&amp;&quot; -o Solution&quot;&amp;[.B30]&amp;&quot;/&quot;&amp;[.A30]&amp;&quot;_solution.csv&quot;" office:value-type="string" office:string-value="./challengeSG -t 1200 -p Instance/B9 -o Solution1200/B9_solution.csv" calcext:value-type="string">
            <text:p>./challengeSG -t 1200 -p Instance/B9 -o Solution1200/B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0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1]&amp;&quot; -p Instance/&quot;&amp;[.A31]&amp;&quot; -o Solution&quot;&amp;[.B31]&amp;&quot;/&quot;&amp;[.A31]&amp;&quot;_solution.csv&quot;" office:value-type="string" office:string-value="./challengeSG -t 1200 -p Instance/B10 -o Solution1200/B10_solution.csv" calcext:value-type="string">
            <text:p>./challengeSG -t 1200 -p Instance/B10 -o Solution1200/B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2]&amp;&quot; -p Instance/&quot;&amp;[.A32]&amp;&quot; -o Solution&quot;&amp;[.B32]&amp;&quot;/&quot;&amp;[.A32]&amp;&quot;_solution.csv&quot;" office:value-type="string" office:string-value="./challengeSG -t 1200 -p Instance/B11 -o Solution1200/B11_solution.csv" calcext:value-type="string">
            <text:p>./challengeSG -t 1200 -p Instance/B11 -o Solution1200/B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2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3]&amp;&quot; -p Instance/&quot;&amp;[.A33]&amp;&quot; -o Solution&quot;&amp;[.B33]&amp;&quot;/&quot;&amp;[.A33]&amp;&quot;_solution.csv&quot;" office:value-type="string" office:string-value="./challengeSG -t 1200 -p Instance/B12 -o Solution1200/B12_solution.csv" calcext:value-type="string">
            <text:p>./challengeSG -t 1200 -p Instance/B12 -o Solution1200/B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3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4]&amp;&quot; -p Instance/&quot;&amp;[.A34]&amp;&quot; -o Solution&quot;&amp;[.B34]&amp;&quot;/&quot;&amp;[.A34]&amp;&quot;_solution.csv&quot;" office:value-type="string" office:string-value="./challengeSG -t 1200 -p Instance/B13 -o Solution1200/B13_solution.csv" calcext:value-type="string">
            <text:p>./challengeSG -t 1200 -p Instance/B13 -o Solution1200/B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4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5]&amp;&quot; -p Instance/&quot;&amp;[.A35]&amp;&quot; -o Solution&quot;&amp;[.B35]&amp;&quot;/&quot;&amp;[.A35]&amp;&quot;_solution.csv&quot;" office:value-type="string" office:string-value="./challengeSG -t 1200 -p Instance/B14 -o Solution1200/B14_solution.csv" calcext:value-type="string">
            <text:p>./challengeSG -t 1200 -p Instance/B14 -o Solution1200/B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5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6]&amp;&quot; -p Instance/&quot;&amp;[.A36]&amp;&quot; -o Solution&quot;&amp;[.B36]&amp;&quot;/&quot;&amp;[.A36]&amp;&quot;_solution.csv&quot;" office:value-type="string" office:string-value="./challengeSG -t 1200 -p Instance/B15 -o Solution1200/B15_solution.csv" calcext:value-type="string">
            <text:p>./challengeSG -t 1200 -p Instance/B15 -o Solution1200/B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7]&amp;&quot; -p Instance/&quot;&amp;[.A37]&amp;&quot; -o Solution&quot;&amp;[.B37]&amp;&quot;/&quot;&amp;[.A37]&amp;&quot;_solution.csv&quot;" office:value-type="string" office:string-value="./challengeSG -t 1200 -p Instance/X1 -o Solution1200/X1_solution.csv" calcext:value-type="string">
            <text:p>./challengeSG -t 1200 -p Instance/X1 -o Solution1200/X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8]&amp;&quot; -p Instance/&quot;&amp;[.A38]&amp;&quot; -o Solution&quot;&amp;[.B38]&amp;&quot;/&quot;&amp;[.A38]&amp;&quot;_solution.csv&quot;" office:value-type="string" office:string-value="./challengeSG -t 1200 -p Instance/X2 -o Solution1200/X2_solution.csv" calcext:value-type="string">
            <text:p>./challengeSG -t 1200 -p Instance/X2 -o Solution1200/X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39]&amp;&quot; -p Instance/&quot;&amp;[.A39]&amp;&quot; -o Solution&quot;&amp;[.B39]&amp;&quot;/&quot;&amp;[.A39]&amp;&quot;_solution.csv&quot;" office:value-type="string" office:string-value="./challengeSG -t 1200 -p Instance/X3 -o Solution1200/X3_solution.csv" calcext:value-type="string">
            <text:p>./challengeSG -t 1200 -p Instance/X3 -o Solution1200/X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0]&amp;&quot; -p Instance/&quot;&amp;[.A40]&amp;&quot; -o Solution&quot;&amp;[.B40]&amp;&quot;/&quot;&amp;[.A40]&amp;&quot;_solution.csv&quot;" office:value-type="string" office:string-value="./challengeSG -t 1200 -p Instance/X4 -o Solution1200/X4_solution.csv" calcext:value-type="string">
            <text:p>./challengeSG -t 1200 -p Instance/X4 -o Solution1200/X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1]&amp;&quot; -p Instance/&quot;&amp;[.A41]&amp;&quot; -o Solution&quot;&amp;[.B41]&amp;&quot;/&quot;&amp;[.A41]&amp;&quot;_solution.csv&quot;" office:value-type="string" office:string-value="./challengeSG -t 1200 -p Instance/X5 -o Solution1200/X5_solution.csv" calcext:value-type="string">
            <text:p>./challengeSG -t 1200 -p Instance/X5 -o Solution1200/X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2]&amp;&quot; -p Instance/&quot;&amp;[.A42]&amp;&quot; -o Solution&quot;&amp;[.B42]&amp;&quot;/&quot;&amp;[.A42]&amp;&quot;_solution.csv&quot;" office:value-type="string" office:string-value="./challengeSG -t 1200 -p Instance/X6 -o Solution1200/X6_solution.csv" calcext:value-type="string">
            <text:p>./challengeSG -t 1200 -p Instance/X6 -o Solution1200/X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7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3]&amp;&quot; -p Instance/&quot;&amp;[.A43]&amp;&quot; -o Solution&quot;&amp;[.B43]&amp;&quot;/&quot;&amp;[.A43]&amp;&quot;_solution.csv&quot;" office:value-type="string" office:string-value="./challengeSG -t 1200 -p Instance/X7 -o Solution1200/X7_solution.csv" calcext:value-type="string">
            <text:p>./challengeSG -t 1200 -p Instance/X7 -o Solution1200/X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8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4]&amp;&quot; -p Instance/&quot;&amp;[.A44]&amp;&quot; -o Solution&quot;&amp;[.B44]&amp;&quot;/&quot;&amp;[.A44]&amp;&quot;_solution.csv&quot;" office:value-type="string" office:string-value="./challengeSG -t 1200 -p Instance/X8 -o Solution1200/X8_solution.csv" calcext:value-type="string">
            <text:p>./challengeSG -t 1200 -p Instance/X8 -o Solution1200/X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9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5]&amp;&quot; -p Instance/&quot;&amp;[.A45]&amp;&quot; -o Solution&quot;&amp;[.B45]&amp;&quot;/&quot;&amp;[.A45]&amp;&quot;_solution.csv&quot;" office:value-type="string" office:string-value="./challengeSG -t 1200 -p Instance/X9 -o Solution1200/X9_solution.csv" calcext:value-type="string">
            <text:p>./challengeSG -t 1200 -p Instance/X9 -o Solution1200/X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0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6]&amp;&quot; -p Instance/&quot;&amp;[.A46]&amp;&quot; -o Solution&quot;&amp;[.B46]&amp;&quot;/&quot;&amp;[.A46]&amp;&quot;_solution.csv&quot;" office:value-type="string" office:string-value="./challengeSG -t 1200 -p Instance/X10 -o Solution1200/X10_solution.csv" calcext:value-type="string">
            <text:p>./challengeSG -t 1200 -p Instance/X10 -o Solution1200/X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1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7]&amp;&quot; -p Instance/&quot;&amp;[.A47]&amp;&quot; -o Solution&quot;&amp;[.B47]&amp;&quot;/&quot;&amp;[.A47]&amp;&quot;_solution.csv&quot;" office:value-type="string" office:string-value="./challengeSG -t 1200 -p Instance/X11 -o Solution1200/X11_solution.csv" calcext:value-type="string">
            <text:p>./challengeSG -t 1200 -p Instance/X11 -o Solution1200/X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8]&amp;&quot; -p Instance/&quot;&amp;[.A48]&amp;&quot; -o Solution&quot;&amp;[.B48]&amp;&quot;/&quot;&amp;[.A48]&amp;&quot;_solution.csv&quot;" office:value-type="string" office:string-value="./challengeSG -t 1200 -p Instance/X12 -o Solution1200/X12_solution.csv" calcext:value-type="string">
            <text:p>./challengeSG -t 1200 -p Instance/X12 -o Solution1200/X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3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49]&amp;&quot; -p Instance/&quot;&amp;[.A49]&amp;&quot; -o Solution&quot;&amp;[.B49]&amp;&quot;/&quot;&amp;[.A49]&amp;&quot;_solution.csv&quot;" office:value-type="string" office:string-value="./challengeSG -t 1200 -p Instance/X13 -o Solution1200/X13_solution.csv" calcext:value-type="string">
            <text:p>./challengeSG -t 1200 -p Instance/X13 -o Solution1200/X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4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50]&amp;&quot; -p Instance/&quot;&amp;[.A50]&amp;&quot; -o Solution&quot;&amp;[.B50]&amp;&quot;/&quot;&amp;[.A50]&amp;&quot;_solution.csv&quot;" office:value-type="string" office:string-value="./challengeSG -t 1200 -p Instance/X14 -o Solution1200/X14_solution.csv" calcext:value-type="string">
            <text:p>./challengeSG -t 1200 -p Instance/X14 -o Solution1200/X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5</text:p>
          </table:table-cell>
          <table:table-cell table:formula="of:=20*60" office:value-type="float" office:value="1200" calcext:value-type="float">
            <text:p>1200</text:p>
          </table:table-cell>
          <table:table-cell table:formula="of:=&quot;./challengeSG -t &quot;&amp;[.B51]&amp;&quot; -p Instance/&quot;&amp;[.A51]&amp;&quot; -o Solution&quot;&amp;[.B51]&amp;&quot;/&quot;&amp;[.A51]&amp;&quot;_solution.csv&quot;" office:value-type="string" office:string-value="./challengeSG -t 1200 -p Instance/X15 -o Solution1200/X15_solution.csv" calcext:value-type="string">
            <text:p>./challengeSG -t 1200 -p Instance/X15 -o Solution1200/X15_solution.cs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3]&amp;&quot; -p Instance/&quot;&amp;[.A53]&amp;&quot; -o Solution&quot;&amp;[.B53]&amp;&quot;/&quot;&amp;[.A53]&amp;&quot;_solution.csv&quot;" office:value-type="string" office:string-value="./challengeSG -t 2400 -p Instance/A1 -o Solution2400/A1_solution.csv" calcext:value-type="string">
            <text:p>./challengeSG -t 2400 -p Instance/A1 -o Solution2400/A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4]&amp;&quot; -p Instance/&quot;&amp;[.A54]&amp;&quot; -o Solution&quot;&amp;[.B54]&amp;&quot;/&quot;&amp;[.A54]&amp;&quot;_solution.csv&quot;" office:value-type="string" office:string-value="./challengeSG -t 2400 -p Instance/A2 -o Solution2400/A2_solution.csv" calcext:value-type="string">
            <text:p>./challengeSG -t 2400 -p Instance/A2 -o Solution2400/A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5]&amp;&quot; -p Instance/&quot;&amp;[.A55]&amp;&quot; -o Solution&quot;&amp;[.B55]&amp;&quot;/&quot;&amp;[.A55]&amp;&quot;_solution.csv&quot;" office:value-type="string" office:string-value="./challengeSG -t 2400 -p Instance/A3 -o Solution2400/A3_solution.csv" calcext:value-type="string">
            <text:p>./challengeSG -t 2400 -p Instance/A3 -o Solution2400/A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6]&amp;&quot; -p Instance/&quot;&amp;[.A56]&amp;&quot; -o Solution&quot;&amp;[.B56]&amp;&quot;/&quot;&amp;[.A56]&amp;&quot;_solution.csv&quot;" office:value-type="string" office:string-value="./challengeSG -t 2400 -p Instance/A4 -o Solution2400/A4_solution.csv" calcext:value-type="string">
            <text:p>./challengeSG -t 2400 -p Instance/A4 -o Solution2400/A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7]&amp;&quot; -p Instance/&quot;&amp;[.A57]&amp;&quot; -o Solution&quot;&amp;[.B57]&amp;&quot;/&quot;&amp;[.A57]&amp;&quot;_solution.csv&quot;" office:value-type="string" office:string-value="./challengeSG -t 2400 -p Instance/A5 -o Solution2400/A5_solution.csv" calcext:value-type="string">
            <text:p>./challengeSG -t 2400 -p Instance/A5 -o Solution2400/A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8]&amp;&quot; -p Instance/&quot;&amp;[.A58]&amp;&quot; -o Solution&quot;&amp;[.B58]&amp;&quot;/&quot;&amp;[.A58]&amp;&quot;_solution.csv&quot;" office:value-type="string" office:string-value="./challengeSG -t 2400 -p Instance/A6 -o Solution2400/A6_solution.csv" calcext:value-type="string">
            <text:p>./challengeSG -t 2400 -p Instance/A6 -o Solution2400/A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59]&amp;&quot; -p Instance/&quot;&amp;[.A59]&amp;&quot; -o Solution&quot;&amp;[.B59]&amp;&quot;/&quot;&amp;[.A59]&amp;&quot;_solution.csv&quot;" office:value-type="string" office:string-value="./challengeSG -t 2400 -p Instance/A7 -o Solution2400/A7_solution.csv" calcext:value-type="string">
            <text:p>./challengeSG -t 2400 -p Instance/A7 -o Solution2400/A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0]&amp;&quot; -p Instance/&quot;&amp;[.A60]&amp;&quot; -o Solution&quot;&amp;[.B60]&amp;&quot;/&quot;&amp;[.A60]&amp;&quot;_solution.csv&quot;" office:value-type="string" office:string-value="./challengeSG -t 2400 -p Instance/A8 -o Solution2400/A8_solution.csv" calcext:value-type="string">
            <text:p>./challengeSG -t 2400 -p Instance/A8 -o Solution2400/A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1]&amp;&quot; -p Instance/&quot;&amp;[.A61]&amp;&quot; -o Solution&quot;&amp;[.B61]&amp;&quot;/&quot;&amp;[.A61]&amp;&quot;_solution.csv&quot;" office:value-type="string" office:string-value="./challengeSG -t 2400 -p Instance/A9 -o Solution2400/A9_solution.csv" calcext:value-type="string">
            <text:p>./challengeSG -t 2400 -p Instance/A9 -o Solution2400/A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0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2]&amp;&quot; -p Instance/&quot;&amp;[.A62]&amp;&quot; -o Solution&quot;&amp;[.B62]&amp;&quot;/&quot;&amp;[.A62]&amp;&quot;_solution.csv&quot;" office:value-type="string" office:string-value="./challengeSG -t 2400 -p Instance/A10 -o Solution2400/A10_solution.csv" calcext:value-type="string">
            <text:p>./challengeSG -t 2400 -p Instance/A10 -o Solution2400/A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3]&amp;&quot; -p Instance/&quot;&amp;[.A63]&amp;&quot; -o Solution&quot;&amp;[.B63]&amp;&quot;/&quot;&amp;[.A63]&amp;&quot;_solution.csv&quot;" office:value-type="string" office:string-value="./challengeSG -t 2400 -p Instance/A11 -o Solution2400/A11_solution.csv" calcext:value-type="string">
            <text:p>./challengeSG -t 2400 -p Instance/A11 -o Solution2400/A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4]&amp;&quot; -p Instance/&quot;&amp;[.A64]&amp;&quot; -o Solution&quot;&amp;[.B64]&amp;&quot;/&quot;&amp;[.A64]&amp;&quot;_solution.csv&quot;" office:value-type="string" office:string-value="./challengeSG -t 2400 -p Instance/A12 -o Solution2400/A12_solution.csv" calcext:value-type="string">
            <text:p>./challengeSG -t 2400 -p Instance/A12 -o Solution2400/A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5]&amp;&quot; -p Instance/&quot;&amp;[.A65]&amp;&quot; -o Solution&quot;&amp;[.B65]&amp;&quot;/&quot;&amp;[.A65]&amp;&quot;_solution.csv&quot;" office:value-type="string" office:string-value="./challengeSG -t 2400 -p Instance/A13 -o Solution2400/A13_solution.csv" calcext:value-type="string">
            <text:p>./challengeSG -t 2400 -p Instance/A13 -o Solution2400/A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4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6]&amp;&quot; -p Instance/&quot;&amp;[.A66]&amp;&quot; -o Solution&quot;&amp;[.B66]&amp;&quot;/&quot;&amp;[.A66]&amp;&quot;_solution.csv&quot;" office:value-type="string" office:string-value="./challengeSG -t 2400 -p Instance/A14 -o Solution2400/A14_solution.csv" calcext:value-type="string">
            <text:p>./challengeSG -t 2400 -p Instance/A14 -o Solution2400/A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7]&amp;&quot; -p Instance/&quot;&amp;[.A67]&amp;&quot; -o Solution&quot;&amp;[.B67]&amp;&quot;/&quot;&amp;[.A67]&amp;&quot;_solution.csv&quot;" office:value-type="string" office:string-value="./challengeSG -t 2400 -p Instance/A15 -o Solution2400/A15_solution.csv" calcext:value-type="string">
            <text:p>./challengeSG -t 2400 -p Instance/A15 -o Solution2400/A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8]&amp;&quot; -p Instance/&quot;&amp;[.A68]&amp;&quot; -o Solution&quot;&amp;[.B68]&amp;&quot;/&quot;&amp;[.A68]&amp;&quot;_solution.csv&quot;" office:value-type="string" office:string-value="./challengeSG -t 2400 -p Instance/A16 -o Solution2400/A16_solution.csv" calcext:value-type="string">
            <text:p>./challengeSG -t 2400 -p Instance/A16 -o Solution2400/A1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69]&amp;&quot; -p Instance/&quot;&amp;[.A69]&amp;&quot; -o Solution&quot;&amp;[.B69]&amp;&quot;/&quot;&amp;[.A69]&amp;&quot;_solution.csv&quot;" office:value-type="string" office:string-value="./challengeSG -t 2400 -p Instance/A17 -o Solution2400/A17_solution.csv" calcext:value-type="string">
            <text:p>./challengeSG -t 2400 -p Instance/A17 -o Solution2400/A1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8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0]&amp;&quot; -p Instance/&quot;&amp;[.A70]&amp;&quot; -o Solution&quot;&amp;[.B70]&amp;&quot;/&quot;&amp;[.A70]&amp;&quot;_solution.csv&quot;" office:value-type="string" office:string-value="./challengeSG -t 2400 -p Instance/A18 -o Solution2400/A18_solution.csv" calcext:value-type="string">
            <text:p>./challengeSG -t 2400 -p Instance/A18 -o Solution2400/A1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1]&amp;&quot; -p Instance/&quot;&amp;[.A71]&amp;&quot; -o Solution&quot;&amp;[.B71]&amp;&quot;/&quot;&amp;[.A71]&amp;&quot;_solution.csv&quot;" office:value-type="string" office:string-value="./challengeSG -t 2400 -p Instance/A19 -o Solution2400/A19_solution.csv" calcext:value-type="string">
            <text:p>./challengeSG -t 2400 -p Instance/A19 -o Solution2400/A1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2]&amp;&quot; -p Instance/&quot;&amp;[.A72]&amp;&quot; -o Solution&quot;&amp;[.B72]&amp;&quot;/&quot;&amp;[.A72]&amp;&quot;_solution.csv&quot;" office:value-type="string" office:string-value="./challengeSG -t 2400 -p Instance/A20 -o Solution2400/A20_solution.csv" calcext:value-type="string">
            <text:p>./challengeSG -t 2400 -p Instance/A20 -o Solution2400/A2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3]&amp;&quot; -p Instance/&quot;&amp;[.A73]&amp;&quot; -o Solution&quot;&amp;[.B73]&amp;&quot;/&quot;&amp;[.A73]&amp;&quot;_solution.csv&quot;" office:value-type="string" office:string-value="./challengeSG -t 2400 -p Instance/B1 -o Solution2400/B1_solution.csv" calcext:value-type="string">
            <text:p>./challengeSG -t 2400 -p Instance/B1 -o Solution2400/B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4]&amp;&quot; -p Instance/&quot;&amp;[.A74]&amp;&quot; -o Solution&quot;&amp;[.B74]&amp;&quot;/&quot;&amp;[.A74]&amp;&quot;_solution.csv&quot;" office:value-type="string" office:string-value="./challengeSG -t 2400 -p Instance/B2 -o Solution2400/B2_solution.csv" calcext:value-type="string">
            <text:p>./challengeSG -t 2400 -p Instance/B2 -o Solution2400/B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5]&amp;&quot; -p Instance/&quot;&amp;[.A75]&amp;&quot; -o Solution&quot;&amp;[.B75]&amp;&quot;/&quot;&amp;[.A75]&amp;&quot;_solution.csv&quot;" office:value-type="string" office:string-value="./challengeSG -t 2400 -p Instance/B3 -o Solution2400/B3_solution.csv" calcext:value-type="string">
            <text:p>./challengeSG -t 2400 -p Instance/B3 -o Solution2400/B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6]&amp;&quot; -p Instance/&quot;&amp;[.A76]&amp;&quot; -o Solution&quot;&amp;[.B76]&amp;&quot;/&quot;&amp;[.A76]&amp;&quot;_solution.csv&quot;" office:value-type="string" office:string-value="./challengeSG -t 2400 -p Instance/B4 -o Solution2400/B4_solution.csv" calcext:value-type="string">
            <text:p>./challengeSG -t 2400 -p Instance/B4 -o Solution2400/B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7]&amp;&quot; -p Instance/&quot;&amp;[.A77]&amp;&quot; -o Solution&quot;&amp;[.B77]&amp;&quot;/&quot;&amp;[.A77]&amp;&quot;_solution.csv&quot;" office:value-type="string" office:string-value="./challengeSG -t 2400 -p Instance/B5 -o Solution2400/B5_solution.csv" calcext:value-type="string">
            <text:p>./challengeSG -t 2400 -p Instance/B5 -o Solution2400/B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8]&amp;&quot; -p Instance/&quot;&amp;[.A78]&amp;&quot; -o Solution&quot;&amp;[.B78]&amp;&quot;/&quot;&amp;[.A78]&amp;&quot;_solution.csv&quot;" office:value-type="string" office:string-value="./challengeSG -t 2400 -p Instance/B6 -o Solution2400/B6_solution.csv" calcext:value-type="string">
            <text:p>./challengeSG -t 2400 -p Instance/B6 -o Solution2400/B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79]&amp;&quot; -p Instance/&quot;&amp;[.A79]&amp;&quot; -o Solution&quot;&amp;[.B79]&amp;&quot;/&quot;&amp;[.A79]&amp;&quot;_solution.csv&quot;" office:value-type="string" office:string-value="./challengeSG -t 2400 -p Instance/B7 -o Solution2400/B7_solution.csv" calcext:value-type="string">
            <text:p>./challengeSG -t 2400 -p Instance/B7 -o Solution2400/B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0]&amp;&quot; -p Instance/&quot;&amp;[.A80]&amp;&quot; -o Solution&quot;&amp;[.B80]&amp;&quot;/&quot;&amp;[.A80]&amp;&quot;_solution.csv&quot;" office:value-type="string" office:string-value="./challengeSG -t 2400 -p Instance/B8 -o Solution2400/B8_solution.csv" calcext:value-type="string">
            <text:p>./challengeSG -t 2400 -p Instance/B8 -o Solution2400/B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9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1]&amp;&quot; -p Instance/&quot;&amp;[.A81]&amp;&quot; -o Solution&quot;&amp;[.B81]&amp;&quot;/&quot;&amp;[.A81]&amp;&quot;_solution.csv&quot;" office:value-type="string" office:string-value="./challengeSG -t 2400 -p Instance/B9 -o Solution2400/B9_solution.csv" calcext:value-type="string">
            <text:p>./challengeSG -t 2400 -p Instance/B9 -o Solution2400/B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0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2]&amp;&quot; -p Instance/&quot;&amp;[.A82]&amp;&quot; -o Solution&quot;&amp;[.B82]&amp;&quot;/&quot;&amp;[.A82]&amp;&quot;_solution.csv&quot;" office:value-type="string" office:string-value="./challengeSG -t 2400 -p Instance/B10 -o Solution2400/B10_solution.csv" calcext:value-type="string">
            <text:p>./challengeSG -t 2400 -p Instance/B10 -o Solution2400/B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3]&amp;&quot; -p Instance/&quot;&amp;[.A83]&amp;&quot; -o Solution&quot;&amp;[.B83]&amp;&quot;/&quot;&amp;[.A83]&amp;&quot;_solution.csv&quot;" office:value-type="string" office:string-value="./challengeSG -t 2400 -p Instance/B11 -o Solution2400/B11_solution.csv" calcext:value-type="string">
            <text:p>./challengeSG -t 2400 -p Instance/B11 -o Solution2400/B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2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4]&amp;&quot; -p Instance/&quot;&amp;[.A84]&amp;&quot; -o Solution&quot;&amp;[.B84]&amp;&quot;/&quot;&amp;[.A84]&amp;&quot;_solution.csv&quot;" office:value-type="string" office:string-value="./challengeSG -t 2400 -p Instance/B12 -o Solution2400/B12_solution.csv" calcext:value-type="string">
            <text:p>./challengeSG -t 2400 -p Instance/B12 -o Solution2400/B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3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5]&amp;&quot; -p Instance/&quot;&amp;[.A85]&amp;&quot; -o Solution&quot;&amp;[.B85]&amp;&quot;/&quot;&amp;[.A85]&amp;&quot;_solution.csv&quot;" office:value-type="string" office:string-value="./challengeSG -t 2400 -p Instance/B13 -o Solution2400/B13_solution.csv" calcext:value-type="string">
            <text:p>./challengeSG -t 2400 -p Instance/B13 -o Solution2400/B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4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6]&amp;&quot; -p Instance/&quot;&amp;[.A86]&amp;&quot; -o Solution&quot;&amp;[.B86]&amp;&quot;/&quot;&amp;[.A86]&amp;&quot;_solution.csv&quot;" office:value-type="string" office:string-value="./challengeSG -t 2400 -p Instance/B14 -o Solution2400/B14_solution.csv" calcext:value-type="string">
            <text:p>./challengeSG -t 2400 -p Instance/B14 -o Solution2400/B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5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7]&amp;&quot; -p Instance/&quot;&amp;[.A87]&amp;&quot; -o Solution&quot;&amp;[.B87]&amp;&quot;/&quot;&amp;[.A87]&amp;&quot;_solution.csv&quot;" office:value-type="string" office:string-value="./challengeSG -t 2400 -p Instance/B15 -o Solution2400/B15_solution.csv" calcext:value-type="string">
            <text:p>./challengeSG -t 2400 -p Instance/B15 -o Solution2400/B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8]&amp;&quot; -p Instance/&quot;&amp;[.A88]&amp;&quot; -o Solution&quot;&amp;[.B88]&amp;&quot;/&quot;&amp;[.A88]&amp;&quot;_solution.csv&quot;" office:value-type="string" office:string-value="./challengeSG -t 2400 -p Instance/X1 -o Solution2400/X1_solution.csv" calcext:value-type="string">
            <text:p>./challengeSG -t 2400 -p Instance/X1 -o Solution2400/X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89]&amp;&quot; -p Instance/&quot;&amp;[.A89]&amp;&quot; -o Solution&quot;&amp;[.B89]&amp;&quot;/&quot;&amp;[.A89]&amp;&quot;_solution.csv&quot;" office:value-type="string" office:string-value="./challengeSG -t 2400 -p Instance/X2 -o Solution2400/X2_solution.csv" calcext:value-type="string">
            <text:p>./challengeSG -t 2400 -p Instance/X2 -o Solution2400/X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0]&amp;&quot; -p Instance/&quot;&amp;[.A90]&amp;&quot; -o Solution&quot;&amp;[.B90]&amp;&quot;/&quot;&amp;[.A90]&amp;&quot;_solution.csv&quot;" office:value-type="string" office:string-value="./challengeSG -t 2400 -p Instance/X3 -o Solution2400/X3_solution.csv" calcext:value-type="string">
            <text:p>./challengeSG -t 2400 -p Instance/X3 -o Solution2400/X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1]&amp;&quot; -p Instance/&quot;&amp;[.A91]&amp;&quot; -o Solution&quot;&amp;[.B91]&amp;&quot;/&quot;&amp;[.A91]&amp;&quot;_solution.csv&quot;" office:value-type="string" office:string-value="./challengeSG -t 2400 -p Instance/X4 -o Solution2400/X4_solution.csv" calcext:value-type="string">
            <text:p>./challengeSG -t 2400 -p Instance/X4 -o Solution2400/X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2]&amp;&quot; -p Instance/&quot;&amp;[.A92]&amp;&quot; -o Solution&quot;&amp;[.B92]&amp;&quot;/&quot;&amp;[.A92]&amp;&quot;_solution.csv&quot;" office:value-type="string" office:string-value="./challengeSG -t 2400 -p Instance/X5 -o Solution2400/X5_solution.csv" calcext:value-type="string">
            <text:p>./challengeSG -t 2400 -p Instance/X5 -o Solution2400/X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3]&amp;&quot; -p Instance/&quot;&amp;[.A93]&amp;&quot; -o Solution&quot;&amp;[.B93]&amp;&quot;/&quot;&amp;[.A93]&amp;&quot;_solution.csv&quot;" office:value-type="string" office:string-value="./challengeSG -t 2400 -p Instance/X6 -o Solution2400/X6_solution.csv" calcext:value-type="string">
            <text:p>./challengeSG -t 2400 -p Instance/X6 -o Solution2400/X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7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4]&amp;&quot; -p Instance/&quot;&amp;[.A94]&amp;&quot; -o Solution&quot;&amp;[.B94]&amp;&quot;/&quot;&amp;[.A94]&amp;&quot;_solution.csv&quot;" office:value-type="string" office:string-value="./challengeSG -t 2400 -p Instance/X7 -o Solution2400/X7_solution.csv" calcext:value-type="string">
            <text:p>./challengeSG -t 2400 -p Instance/X7 -o Solution2400/X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8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5]&amp;&quot; -p Instance/&quot;&amp;[.A95]&amp;&quot; -o Solution&quot;&amp;[.B95]&amp;&quot;/&quot;&amp;[.A95]&amp;&quot;_solution.csv&quot;" office:value-type="string" office:string-value="./challengeSG -t 2400 -p Instance/X8 -o Solution2400/X8_solution.csv" calcext:value-type="string">
            <text:p>./challengeSG -t 2400 -p Instance/X8 -o Solution2400/X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9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6]&amp;&quot; -p Instance/&quot;&amp;[.A96]&amp;&quot; -o Solution&quot;&amp;[.B96]&amp;&quot;/&quot;&amp;[.A96]&amp;&quot;_solution.csv&quot;" office:value-type="string" office:string-value="./challengeSG -t 2400 -p Instance/X9 -o Solution2400/X9_solution.csv" calcext:value-type="string">
            <text:p>./challengeSG -t 2400 -p Instance/X9 -o Solution2400/X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0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7]&amp;&quot; -p Instance/&quot;&amp;[.A97]&amp;&quot; -o Solution&quot;&amp;[.B97]&amp;&quot;/&quot;&amp;[.A97]&amp;&quot;_solution.csv&quot;" office:value-type="string" office:string-value="./challengeSG -t 2400 -p Instance/X10 -o Solution2400/X10_solution.csv" calcext:value-type="string">
            <text:p>./challengeSG -t 2400 -p Instance/X10 -o Solution2400/X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1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8]&amp;&quot; -p Instance/&quot;&amp;[.A98]&amp;&quot; -o Solution&quot;&amp;[.B98]&amp;&quot;/&quot;&amp;[.A98]&amp;&quot;_solution.csv&quot;" office:value-type="string" office:string-value="./challengeSG -t 2400 -p Instance/X11 -o Solution2400/X11_solution.csv" calcext:value-type="string">
            <text:p>./challengeSG -t 2400 -p Instance/X11 -o Solution2400/X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99]&amp;&quot; -p Instance/&quot;&amp;[.A99]&amp;&quot; -o Solution&quot;&amp;[.B99]&amp;&quot;/&quot;&amp;[.A99]&amp;&quot;_solution.csv&quot;" office:value-type="string" office:string-value="./challengeSG -t 2400 -p Instance/X12 -o Solution2400/X12_solution.csv" calcext:value-type="string">
            <text:p>./challengeSG -t 2400 -p Instance/X12 -o Solution2400/X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3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100]&amp;&quot; -p Instance/&quot;&amp;[.A100]&amp;&quot; -o Solution&quot;&amp;[.B100]&amp;&quot;/&quot;&amp;[.A100]&amp;&quot;_solution.csv&quot;" office:value-type="string" office:string-value="./challengeSG -t 2400 -p Instance/X13 -o Solution2400/X13_solution.csv" calcext:value-type="string">
            <text:p>./challengeSG -t 2400 -p Instance/X13 -o Solution2400/X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4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101]&amp;&quot; -p Instance/&quot;&amp;[.A101]&amp;&quot; -o Solution&quot;&amp;[.B101]&amp;&quot;/&quot;&amp;[.A101]&amp;&quot;_solution.csv&quot;" office:value-type="string" office:string-value="./challengeSG -t 2400 -p Instance/X14 -o Solution2400/X14_solution.csv" calcext:value-type="string">
            <text:p>./challengeSG -t 2400 -p Instance/X14 -o Solution2400/X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5</text:p>
          </table:table-cell>
          <table:table-cell table:formula="of:=40*60" office:value-type="float" office:value="2400" calcext:value-type="float">
            <text:p>2400</text:p>
          </table:table-cell>
          <table:table-cell table:formula="of:=&quot;./challengeSG -t &quot;&amp;[.B102]&amp;&quot; -p Instance/&quot;&amp;[.A102]&amp;&quot; -o Solution&quot;&amp;[.B102]&amp;&quot;/&quot;&amp;[.A102]&amp;&quot;_solution.csv&quot;" office:value-type="string" office:string-value="./challengeSG -t 2400 -p Instance/X15 -o Solution2400/X15_solution.csv" calcext:value-type="string">
            <text:p>./challengeSG -t 2400 -p Instance/X15 -o Solution2400/X15_solution.cs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04]&amp;&quot; -p Instance/&quot;&amp;[.A104]&amp;&quot; -o Solution&quot;&amp;[.B104]&amp;&quot;/&quot;&amp;[.A104]&amp;&quot;_solution.csv&quot;" office:value-type="string" office:string-value="./challengeSG -t 3600 -p Instance/A1 -o Solution3600/A1_solution.csv" calcext:value-type="string">
            <text:p>./challengeSG -t 3600 -p Instance/A1 -o Solution3600/A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05]&amp;&quot; -p Instance/&quot;&amp;[.A105]&amp;&quot; -o Solution&quot;&amp;[.B105]&amp;&quot;/&quot;&amp;[.A105]&amp;&quot;_solution.csv&quot;" office:value-type="string" office:string-value="./challengeSG -t 3600 -p Instance/A2 -o Solution3600/A2_solution.csv" calcext:value-type="string">
            <text:p>./challengeSG -t 3600 -p Instance/A2 -o Solution3600/A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06]&amp;&quot; -p Instance/&quot;&amp;[.A106]&amp;&quot; -o Solution&quot;&amp;[.B106]&amp;&quot;/&quot;&amp;[.A106]&amp;&quot;_solution.csv&quot;" office:value-type="string" office:string-value="./challengeSG -t 3600 -p Instance/A3 -o Solution3600/A3_solution.csv" calcext:value-type="string">
            <text:p>./challengeSG -t 3600 -p Instance/A3 -o Solution3600/A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07]&amp;&quot; -p Instance/&quot;&amp;[.A107]&amp;&quot; -o Solution&quot;&amp;[.B107]&amp;&quot;/&quot;&amp;[.A107]&amp;&quot;_solution.csv&quot;" office:value-type="string" office:string-value="./challengeSG -t 3600 -p Instance/A4 -o Solution3600/A4_solution.csv" calcext:value-type="string">
            <text:p>./challengeSG -t 3600 -p Instance/A4 -o Solution3600/A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08]&amp;&quot; -p Instance/&quot;&amp;[.A108]&amp;&quot; -o Solution&quot;&amp;[.B108]&amp;&quot;/&quot;&amp;[.A108]&amp;&quot;_solution.csv&quot;" office:value-type="string" office:string-value="./challengeSG -t 3600 -p Instance/A5 -o Solution3600/A5_solution.csv" calcext:value-type="string">
            <text:p>./challengeSG -t 3600 -p Instance/A5 -o Solution3600/A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09]&amp;&quot; -p Instance/&quot;&amp;[.A109]&amp;&quot; -o Solution&quot;&amp;[.B109]&amp;&quot;/&quot;&amp;[.A109]&amp;&quot;_solution.csv&quot;" office:value-type="string" office:string-value="./challengeSG -t 3600 -p Instance/A6 -o Solution3600/A6_solution.csv" calcext:value-type="string">
            <text:p>./challengeSG -t 3600 -p Instance/A6 -o Solution3600/A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0]&amp;&quot; -p Instance/&quot;&amp;[.A110]&amp;&quot; -o Solution&quot;&amp;[.B110]&amp;&quot;/&quot;&amp;[.A110]&amp;&quot;_solution.csv&quot;" office:value-type="string" office:string-value="./challengeSG -t 3600 -p Instance/A7 -o Solution3600/A7_solution.csv" calcext:value-type="string">
            <text:p>./challengeSG -t 3600 -p Instance/A7 -o Solution3600/A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1]&amp;&quot; -p Instance/&quot;&amp;[.A111]&amp;&quot; -o Solution&quot;&amp;[.B111]&amp;&quot;/&quot;&amp;[.A111]&amp;&quot;_solution.csv&quot;" office:value-type="string" office:string-value="./challengeSG -t 3600 -p Instance/A8 -o Solution3600/A8_solution.csv" calcext:value-type="string">
            <text:p>./challengeSG -t 3600 -p Instance/A8 -o Solution3600/A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2]&amp;&quot; -p Instance/&quot;&amp;[.A112]&amp;&quot; -o Solution&quot;&amp;[.B112]&amp;&quot;/&quot;&amp;[.A112]&amp;&quot;_solution.csv&quot;" office:value-type="string" office:string-value="./challengeSG -t 3600 -p Instance/A9 -o Solution3600/A9_solution.csv" calcext:value-type="string">
            <text:p>./challengeSG -t 3600 -p Instance/A9 -o Solution3600/A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0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3]&amp;&quot; -p Instance/&quot;&amp;[.A113]&amp;&quot; -o Solution&quot;&amp;[.B113]&amp;&quot;/&quot;&amp;[.A113]&amp;&quot;_solution.csv&quot;" office:value-type="string" office:string-value="./challengeSG -t 3600 -p Instance/A10 -o Solution3600/A10_solution.csv" calcext:value-type="string">
            <text:p>./challengeSG -t 3600 -p Instance/A10 -o Solution3600/A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4]&amp;&quot; -p Instance/&quot;&amp;[.A114]&amp;&quot; -o Solution&quot;&amp;[.B114]&amp;&quot;/&quot;&amp;[.A114]&amp;&quot;_solution.csv&quot;" office:value-type="string" office:string-value="./challengeSG -t 3600 -p Instance/A11 -o Solution3600/A11_solution.csv" calcext:value-type="string">
            <text:p>./challengeSG -t 3600 -p Instance/A11 -o Solution3600/A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5]&amp;&quot; -p Instance/&quot;&amp;[.A115]&amp;&quot; -o Solution&quot;&amp;[.B115]&amp;&quot;/&quot;&amp;[.A115]&amp;&quot;_solution.csv&quot;" office:value-type="string" office:string-value="./challengeSG -t 3600 -p Instance/A12 -o Solution3600/A12_solution.csv" calcext:value-type="string">
            <text:p>./challengeSG -t 3600 -p Instance/A12 -o Solution3600/A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6]&amp;&quot; -p Instance/&quot;&amp;[.A116]&amp;&quot; -o Solution&quot;&amp;[.B116]&amp;&quot;/&quot;&amp;[.A116]&amp;&quot;_solution.csv&quot;" office:value-type="string" office:string-value="./challengeSG -t 3600 -p Instance/A13 -o Solution3600/A13_solution.csv" calcext:value-type="string">
            <text:p>./challengeSG -t 3600 -p Instance/A13 -o Solution3600/A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4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7]&amp;&quot; -p Instance/&quot;&amp;[.A117]&amp;&quot; -o Solution&quot;&amp;[.B117]&amp;&quot;/&quot;&amp;[.A117]&amp;&quot;_solution.csv&quot;" office:value-type="string" office:string-value="./challengeSG -t 3600 -p Instance/A14 -o Solution3600/A14_solution.csv" calcext:value-type="string">
            <text:p>./challengeSG -t 3600 -p Instance/A14 -o Solution3600/A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8]&amp;&quot; -p Instance/&quot;&amp;[.A118]&amp;&quot; -o Solution&quot;&amp;[.B118]&amp;&quot;/&quot;&amp;[.A118]&amp;&quot;_solution.csv&quot;" office:value-type="string" office:string-value="./challengeSG -t 3600 -p Instance/A15 -o Solution3600/A15_solution.csv" calcext:value-type="string">
            <text:p>./challengeSG -t 3600 -p Instance/A15 -o Solution3600/A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19]&amp;&quot; -p Instance/&quot;&amp;[.A119]&amp;&quot; -o Solution&quot;&amp;[.B119]&amp;&quot;/&quot;&amp;[.A119]&amp;&quot;_solution.csv&quot;" office:value-type="string" office:string-value="./challengeSG -t 3600 -p Instance/A16 -o Solution3600/A16_solution.csv" calcext:value-type="string">
            <text:p>./challengeSG -t 3600 -p Instance/A16 -o Solution3600/A1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0]&amp;&quot; -p Instance/&quot;&amp;[.A120]&amp;&quot; -o Solution&quot;&amp;[.B120]&amp;&quot;/&quot;&amp;[.A120]&amp;&quot;_solution.csv&quot;" office:value-type="string" office:string-value="./challengeSG -t 3600 -p Instance/A17 -o Solution3600/A17_solution.csv" calcext:value-type="string">
            <text:p>./challengeSG -t 3600 -p Instance/A17 -o Solution3600/A1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8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1]&amp;&quot; -p Instance/&quot;&amp;[.A121]&amp;&quot; -o Solution&quot;&amp;[.B121]&amp;&quot;/&quot;&amp;[.A121]&amp;&quot;_solution.csv&quot;" office:value-type="string" office:string-value="./challengeSG -t 3600 -p Instance/A18 -o Solution3600/A18_solution.csv" calcext:value-type="string">
            <text:p>./challengeSG -t 3600 -p Instance/A18 -o Solution3600/A1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2]&amp;&quot; -p Instance/&quot;&amp;[.A122]&amp;&quot; -o Solution&quot;&amp;[.B122]&amp;&quot;/&quot;&amp;[.A122]&amp;&quot;_solution.csv&quot;" office:value-type="string" office:string-value="./challengeSG -t 3600 -p Instance/A19 -o Solution3600/A19_solution.csv" calcext:value-type="string">
            <text:p>./challengeSG -t 3600 -p Instance/A19 -o Solution3600/A1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3]&amp;&quot; -p Instance/&quot;&amp;[.A123]&amp;&quot; -o Solution&quot;&amp;[.B123]&amp;&quot;/&quot;&amp;[.A123]&amp;&quot;_solution.csv&quot;" office:value-type="string" office:string-value="./challengeSG -t 3600 -p Instance/A20 -o Solution3600/A20_solution.csv" calcext:value-type="string">
            <text:p>./challengeSG -t 3600 -p Instance/A20 -o Solution3600/A2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4]&amp;&quot; -p Instance/&quot;&amp;[.A124]&amp;&quot; -o Solution&quot;&amp;[.B124]&amp;&quot;/&quot;&amp;[.A124]&amp;&quot;_solution.csv&quot;" office:value-type="string" office:string-value="./challengeSG -t 3600 -p Instance/B1 -o Solution3600/B1_solution.csv" calcext:value-type="string">
            <text:p>./challengeSG -t 3600 -p Instance/B1 -o Solution3600/B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5]&amp;&quot; -p Instance/&quot;&amp;[.A125]&amp;&quot; -o Solution&quot;&amp;[.B125]&amp;&quot;/&quot;&amp;[.A125]&amp;&quot;_solution.csv&quot;" office:value-type="string" office:string-value="./challengeSG -t 3600 -p Instance/B2 -o Solution3600/B2_solution.csv" calcext:value-type="string">
            <text:p>./challengeSG -t 3600 -p Instance/B2 -o Solution3600/B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6]&amp;&quot; -p Instance/&quot;&amp;[.A126]&amp;&quot; -o Solution&quot;&amp;[.B126]&amp;&quot;/&quot;&amp;[.A126]&amp;&quot;_solution.csv&quot;" office:value-type="string" office:string-value="./challengeSG -t 3600 -p Instance/B3 -o Solution3600/B3_solution.csv" calcext:value-type="string">
            <text:p>./challengeSG -t 3600 -p Instance/B3 -o Solution3600/B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7]&amp;&quot; -p Instance/&quot;&amp;[.A127]&amp;&quot; -o Solution&quot;&amp;[.B127]&amp;&quot;/&quot;&amp;[.A127]&amp;&quot;_solution.csv&quot;" office:value-type="string" office:string-value="./challengeSG -t 3600 -p Instance/B4 -o Solution3600/B4_solution.csv" calcext:value-type="string">
            <text:p>./challengeSG -t 3600 -p Instance/B4 -o Solution3600/B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8]&amp;&quot; -p Instance/&quot;&amp;[.A128]&amp;&quot; -o Solution&quot;&amp;[.B128]&amp;&quot;/&quot;&amp;[.A128]&amp;&quot;_solution.csv&quot;" office:value-type="string" office:string-value="./challengeSG -t 3600 -p Instance/B5 -o Solution3600/B5_solution.csv" calcext:value-type="string">
            <text:p>./challengeSG -t 3600 -p Instance/B5 -o Solution3600/B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29]&amp;&quot; -p Instance/&quot;&amp;[.A129]&amp;&quot; -o Solution&quot;&amp;[.B129]&amp;&quot;/&quot;&amp;[.A129]&amp;&quot;_solution.csv&quot;" office:value-type="string" office:string-value="./challengeSG -t 3600 -p Instance/B6 -o Solution3600/B6_solution.csv" calcext:value-type="string">
            <text:p>./challengeSG -t 3600 -p Instance/B6 -o Solution3600/B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0]&amp;&quot; -p Instance/&quot;&amp;[.A130]&amp;&quot; -o Solution&quot;&amp;[.B130]&amp;&quot;/&quot;&amp;[.A130]&amp;&quot;_solution.csv&quot;" office:value-type="string" office:string-value="./challengeSG -t 3600 -p Instance/B7 -o Solution3600/B7_solution.csv" calcext:value-type="string">
            <text:p>./challengeSG -t 3600 -p Instance/B7 -o Solution3600/B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1]&amp;&quot; -p Instance/&quot;&amp;[.A131]&amp;&quot; -o Solution&quot;&amp;[.B131]&amp;&quot;/&quot;&amp;[.A131]&amp;&quot;_solution.csv&quot;" office:value-type="string" office:string-value="./challengeSG -t 3600 -p Instance/B8 -o Solution3600/B8_solution.csv" calcext:value-type="string">
            <text:p>./challengeSG -t 3600 -p Instance/B8 -o Solution3600/B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9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2]&amp;&quot; -p Instance/&quot;&amp;[.A132]&amp;&quot; -o Solution&quot;&amp;[.B132]&amp;&quot;/&quot;&amp;[.A132]&amp;&quot;_solution.csv&quot;" office:value-type="string" office:string-value="./challengeSG -t 3600 -p Instance/B9 -o Solution3600/B9_solution.csv" calcext:value-type="string">
            <text:p>./challengeSG -t 3600 -p Instance/B9 -o Solution3600/B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0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3]&amp;&quot; -p Instance/&quot;&amp;[.A133]&amp;&quot; -o Solution&quot;&amp;[.B133]&amp;&quot;/&quot;&amp;[.A133]&amp;&quot;_solution.csv&quot;" office:value-type="string" office:string-value="./challengeSG -t 3600 -p Instance/B10 -o Solution3600/B10_solution.csv" calcext:value-type="string">
            <text:p>./challengeSG -t 3600 -p Instance/B10 -o Solution3600/B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4]&amp;&quot; -p Instance/&quot;&amp;[.A134]&amp;&quot; -o Solution&quot;&amp;[.B134]&amp;&quot;/&quot;&amp;[.A134]&amp;&quot;_solution.csv&quot;" office:value-type="string" office:string-value="./challengeSG -t 3600 -p Instance/B11 -o Solution3600/B11_solution.csv" calcext:value-type="string">
            <text:p>./challengeSG -t 3600 -p Instance/B11 -o Solution3600/B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2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5]&amp;&quot; -p Instance/&quot;&amp;[.A135]&amp;&quot; -o Solution&quot;&amp;[.B135]&amp;&quot;/&quot;&amp;[.A135]&amp;&quot;_solution.csv&quot;" office:value-type="string" office:string-value="./challengeSG -t 3600 -p Instance/B12 -o Solution3600/B12_solution.csv" calcext:value-type="string">
            <text:p>./challengeSG -t 3600 -p Instance/B12 -o Solution3600/B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3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6]&amp;&quot; -p Instance/&quot;&amp;[.A136]&amp;&quot; -o Solution&quot;&amp;[.B136]&amp;&quot;/&quot;&amp;[.A136]&amp;&quot;_solution.csv&quot;" office:value-type="string" office:string-value="./challengeSG -t 3600 -p Instance/B13 -o Solution3600/B13_solution.csv" calcext:value-type="string">
            <text:p>./challengeSG -t 3600 -p Instance/B13 -o Solution3600/B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4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7]&amp;&quot; -p Instance/&quot;&amp;[.A137]&amp;&quot; -o Solution&quot;&amp;[.B137]&amp;&quot;/&quot;&amp;[.A137]&amp;&quot;_solution.csv&quot;" office:value-type="string" office:string-value="./challengeSG -t 3600 -p Instance/B14 -o Solution3600/B14_solution.csv" calcext:value-type="string">
            <text:p>./challengeSG -t 3600 -p Instance/B14 -o Solution3600/B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5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8]&amp;&quot; -p Instance/&quot;&amp;[.A138]&amp;&quot; -o Solution&quot;&amp;[.B138]&amp;&quot;/&quot;&amp;[.A138]&amp;&quot;_solution.csv&quot;" office:value-type="string" office:string-value="./challengeSG -t 3600 -p Instance/B15 -o Solution3600/B15_solution.csv" calcext:value-type="string">
            <text:p>./challengeSG -t 3600 -p Instance/B15 -o Solution3600/B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39]&amp;&quot; -p Instance/&quot;&amp;[.A139]&amp;&quot; -o Solution&quot;&amp;[.B139]&amp;&quot;/&quot;&amp;[.A139]&amp;&quot;_solution.csv&quot;" office:value-type="string" office:string-value="./challengeSG -t 3600 -p Instance/X1 -o Solution3600/X1_solution.csv" calcext:value-type="string">
            <text:p>./challengeSG -t 3600 -p Instance/X1 -o Solution3600/X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0]&amp;&quot; -p Instance/&quot;&amp;[.A140]&amp;&quot; -o Solution&quot;&amp;[.B140]&amp;&quot;/&quot;&amp;[.A140]&amp;&quot;_solution.csv&quot;" office:value-type="string" office:string-value="./challengeSG -t 3600 -p Instance/X2 -o Solution3600/X2_solution.csv" calcext:value-type="string">
            <text:p>./challengeSG -t 3600 -p Instance/X2 -o Solution3600/X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1]&amp;&quot; -p Instance/&quot;&amp;[.A141]&amp;&quot; -o Solution&quot;&amp;[.B141]&amp;&quot;/&quot;&amp;[.A141]&amp;&quot;_solution.csv&quot;" office:value-type="string" office:string-value="./challengeSG -t 3600 -p Instance/X3 -o Solution3600/X3_solution.csv" calcext:value-type="string">
            <text:p>./challengeSG -t 3600 -p Instance/X3 -o Solution3600/X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2]&amp;&quot; -p Instance/&quot;&amp;[.A142]&amp;&quot; -o Solution&quot;&amp;[.B142]&amp;&quot;/&quot;&amp;[.A142]&amp;&quot;_solution.csv&quot;" office:value-type="string" office:string-value="./challengeSG -t 3600 -p Instance/X4 -o Solution3600/X4_solution.csv" calcext:value-type="string">
            <text:p>./challengeSG -t 3600 -p Instance/X4 -o Solution3600/X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3]&amp;&quot; -p Instance/&quot;&amp;[.A143]&amp;&quot; -o Solution&quot;&amp;[.B143]&amp;&quot;/&quot;&amp;[.A143]&amp;&quot;_solution.csv&quot;" office:value-type="string" office:string-value="./challengeSG -t 3600 -p Instance/X5 -o Solution3600/X5_solution.csv" calcext:value-type="string">
            <text:p>./challengeSG -t 3600 -p Instance/X5 -o Solution3600/X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4]&amp;&quot; -p Instance/&quot;&amp;[.A144]&amp;&quot; -o Solution&quot;&amp;[.B144]&amp;&quot;/&quot;&amp;[.A144]&amp;&quot;_solution.csv&quot;" office:value-type="string" office:string-value="./challengeSG -t 3600 -p Instance/X6 -o Solution3600/X6_solution.csv" calcext:value-type="string">
            <text:p>./challengeSG -t 3600 -p Instance/X6 -o Solution3600/X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7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5]&amp;&quot; -p Instance/&quot;&amp;[.A145]&amp;&quot; -o Solution&quot;&amp;[.B145]&amp;&quot;/&quot;&amp;[.A145]&amp;&quot;_solution.csv&quot;" office:value-type="string" office:string-value="./challengeSG -t 3600 -p Instance/X7 -o Solution3600/X7_solution.csv" calcext:value-type="string">
            <text:p>./challengeSG -t 3600 -p Instance/X7 -o Solution3600/X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8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6]&amp;&quot; -p Instance/&quot;&amp;[.A146]&amp;&quot; -o Solution&quot;&amp;[.B146]&amp;&quot;/&quot;&amp;[.A146]&amp;&quot;_solution.csv&quot;" office:value-type="string" office:string-value="./challengeSG -t 3600 -p Instance/X8 -o Solution3600/X8_solution.csv" calcext:value-type="string">
            <text:p>./challengeSG -t 3600 -p Instance/X8 -o Solution3600/X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9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7]&amp;&quot; -p Instance/&quot;&amp;[.A147]&amp;&quot; -o Solution&quot;&amp;[.B147]&amp;&quot;/&quot;&amp;[.A147]&amp;&quot;_solution.csv&quot;" office:value-type="string" office:string-value="./challengeSG -t 3600 -p Instance/X9 -o Solution3600/X9_solution.csv" calcext:value-type="string">
            <text:p>./challengeSG -t 3600 -p Instance/X9 -o Solution3600/X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0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8]&amp;&quot; -p Instance/&quot;&amp;[.A148]&amp;&quot; -o Solution&quot;&amp;[.B148]&amp;&quot;/&quot;&amp;[.A148]&amp;&quot;_solution.csv&quot;" office:value-type="string" office:string-value="./challengeSG -t 3600 -p Instance/X10 -o Solution3600/X10_solution.csv" calcext:value-type="string">
            <text:p>./challengeSG -t 3600 -p Instance/X10 -o Solution3600/X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1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49]&amp;&quot; -p Instance/&quot;&amp;[.A149]&amp;&quot; -o Solution&quot;&amp;[.B149]&amp;&quot;/&quot;&amp;[.A149]&amp;&quot;_solution.csv&quot;" office:value-type="string" office:string-value="./challengeSG -t 3600 -p Instance/X11 -o Solution3600/X11_solution.csv" calcext:value-type="string">
            <text:p>./challengeSG -t 3600 -p Instance/X11 -o Solution3600/X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50]&amp;&quot; -p Instance/&quot;&amp;[.A150]&amp;&quot; -o Solution&quot;&amp;[.B150]&amp;&quot;/&quot;&amp;[.A150]&amp;&quot;_solution.csv&quot;" office:value-type="string" office:string-value="./challengeSG -t 3600 -p Instance/X12 -o Solution3600/X12_solution.csv" calcext:value-type="string">
            <text:p>./challengeSG -t 3600 -p Instance/X12 -o Solution3600/X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3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51]&amp;&quot; -p Instance/&quot;&amp;[.A151]&amp;&quot; -o Solution&quot;&amp;[.B151]&amp;&quot;/&quot;&amp;[.A151]&amp;&quot;_solution.csv&quot;" office:value-type="string" office:string-value="./challengeSG -t 3600 -p Instance/X13 -o Solution3600/X13_solution.csv" calcext:value-type="string">
            <text:p>./challengeSG -t 3600 -p Instance/X13 -o Solution3600/X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4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52]&amp;&quot; -p Instance/&quot;&amp;[.A152]&amp;&quot; -o Solution&quot;&amp;[.B152]&amp;&quot;/&quot;&amp;[.A152]&amp;&quot;_solution.csv&quot;" office:value-type="string" office:string-value="./challengeSG -t 3600 -p Instance/X14 -o Solution3600/X14_solution.csv" calcext:value-type="string">
            <text:p>./challengeSG -t 3600 -p Instance/X14 -o Solution3600/X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5</text:p>
          </table:table-cell>
          <table:table-cell table:formula="of:=60*60" office:value-type="float" office:value="3600" calcext:value-type="float">
            <text:p>3600</text:p>
          </table:table-cell>
          <table:table-cell table:formula="of:=&quot;./challengeSG -t &quot;&amp;[.B153]&amp;&quot; -p Instance/&quot;&amp;[.A153]&amp;&quot; -o Solution&quot;&amp;[.B153]&amp;&quot;/&quot;&amp;[.A153]&amp;&quot;_solution.csv&quot;" office:value-type="string" office:string-value="./challengeSG -t 3600 -p Instance/X15 -o Solution3600/X15_solution.csv" calcext:value-type="string">
            <text:p>./challengeSG -t 3600 -p Instance/X15 -o Solution3600/X15_solution.cs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55]&amp;&quot; -p Instance/&quot;&amp;[.A155]&amp;&quot; -o Solution&quot;&amp;[.B155]&amp;&quot;/&quot;&amp;[.A155]&amp;&quot;_solution.csv&quot;" office:value-type="string" office:string-value="./challengeSG -t 600 -p Instance/A1 -o Solution600/A1_solution.csv" calcext:value-type="string">
            <text:p>./challengeSG -t 600 -p Instance/A1 -o Solution600/A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56]&amp;&quot; -p Instance/&quot;&amp;[.A156]&amp;&quot; -o Solution&quot;&amp;[.B156]&amp;&quot;/&quot;&amp;[.A156]&amp;&quot;_solution.csv&quot;" office:value-type="string" office:string-value="./challengeSG -t 600 -p Instance/A2 -o Solution600/A2_solution.csv" calcext:value-type="string">
            <text:p>./challengeSG -t 600 -p Instance/A2 -o Solution600/A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57]&amp;&quot; -p Instance/&quot;&amp;[.A157]&amp;&quot; -o Solution&quot;&amp;[.B157]&amp;&quot;/&quot;&amp;[.A157]&amp;&quot;_solution.csv&quot;" office:value-type="string" office:string-value="./challengeSG -t 600 -p Instance/A3 -o Solution600/A3_solution.csv" calcext:value-type="string">
            <text:p>./challengeSG -t 600 -p Instance/A3 -o Solution600/A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58]&amp;&quot; -p Instance/&quot;&amp;[.A158]&amp;&quot; -o Solution&quot;&amp;[.B158]&amp;&quot;/&quot;&amp;[.A158]&amp;&quot;_solution.csv&quot;" office:value-type="string" office:string-value="./challengeSG -t 600 -p Instance/A4 -o Solution600/A4_solution.csv" calcext:value-type="string">
            <text:p>./challengeSG -t 600 -p Instance/A4 -o Solution600/A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59]&amp;&quot; -p Instance/&quot;&amp;[.A159]&amp;&quot; -o Solution&quot;&amp;[.B159]&amp;&quot;/&quot;&amp;[.A159]&amp;&quot;_solution.csv&quot;" office:value-type="string" office:string-value="./challengeSG -t 600 -p Instance/A5 -o Solution600/A5_solution.csv" calcext:value-type="string">
            <text:p>./challengeSG -t 600 -p Instance/A5 -o Solution600/A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0]&amp;&quot; -p Instance/&quot;&amp;[.A160]&amp;&quot; -o Solution&quot;&amp;[.B160]&amp;&quot;/&quot;&amp;[.A160]&amp;&quot;_solution.csv&quot;" office:value-type="string" office:string-value="./challengeSG -t 600 -p Instance/A6 -o Solution600/A6_solution.csv" calcext:value-type="string">
            <text:p>./challengeSG -t 600 -p Instance/A6 -o Solution600/A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1]&amp;&quot; -p Instance/&quot;&amp;[.A161]&amp;&quot; -o Solution&quot;&amp;[.B161]&amp;&quot;/&quot;&amp;[.A161]&amp;&quot;_solution.csv&quot;" office:value-type="string" office:string-value="./challengeSG -t 600 -p Instance/A7 -o Solution600/A7_solution.csv" calcext:value-type="string">
            <text:p>./challengeSG -t 600 -p Instance/A7 -o Solution600/A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2]&amp;&quot; -p Instance/&quot;&amp;[.A162]&amp;&quot; -o Solution&quot;&amp;[.B162]&amp;&quot;/&quot;&amp;[.A162]&amp;&quot;_solution.csv&quot;" office:value-type="string" office:string-value="./challengeSG -t 600 -p Instance/A8 -o Solution600/A8_solution.csv" calcext:value-type="string">
            <text:p>./challengeSG -t 600 -p Instance/A8 -o Solution600/A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3]&amp;&quot; -p Instance/&quot;&amp;[.A163]&amp;&quot; -o Solution&quot;&amp;[.B163]&amp;&quot;/&quot;&amp;[.A163]&amp;&quot;_solution.csv&quot;" office:value-type="string" office:string-value="./challengeSG -t 600 -p Instance/A9 -o Solution600/A9_solution.csv" calcext:value-type="string">
            <text:p>./challengeSG -t 600 -p Instance/A9 -o Solution600/A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4]&amp;&quot; -p Instance/&quot;&amp;[.A164]&amp;&quot; -o Solution&quot;&amp;[.B164]&amp;&quot;/&quot;&amp;[.A164]&amp;&quot;_solution.csv&quot;" office:value-type="string" office:string-value="./challengeSG -t 600 -p Instance/A10 -o Solution600/A10_solution.csv" calcext:value-type="string">
            <text:p>./challengeSG -t 600 -p Instance/A10 -o Solution600/A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5]&amp;&quot; -p Instance/&quot;&amp;[.A165]&amp;&quot; -o Solution&quot;&amp;[.B165]&amp;&quot;/&quot;&amp;[.A165]&amp;&quot;_solution.csv&quot;" office:value-type="string" office:string-value="./challengeSG -t 600 -p Instance/A11 -o Solution600/A11_solution.csv" calcext:value-type="string">
            <text:p>./challengeSG -t 600 -p Instance/A11 -o Solution600/A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6]&amp;&quot; -p Instance/&quot;&amp;[.A166]&amp;&quot; -o Solution&quot;&amp;[.B166]&amp;&quot;/&quot;&amp;[.A166]&amp;&quot;_solution.csv&quot;" office:value-type="string" office:string-value="./challengeSG -t 600 -p Instance/A12 -o Solution600/A12_solution.csv" calcext:value-type="string">
            <text:p>./challengeSG -t 600 -p Instance/A12 -o Solution600/A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7]&amp;&quot; -p Instance/&quot;&amp;[.A167]&amp;&quot; -o Solution&quot;&amp;[.B167]&amp;&quot;/&quot;&amp;[.A167]&amp;&quot;_solution.csv&quot;" office:value-type="string" office:string-value="./challengeSG -t 600 -p Instance/A13 -o Solution600/A13_solution.csv" calcext:value-type="string">
            <text:p>./challengeSG -t 600 -p Instance/A13 -o Solution600/A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8]&amp;&quot; -p Instance/&quot;&amp;[.A168]&amp;&quot; -o Solution&quot;&amp;[.B168]&amp;&quot;/&quot;&amp;[.A168]&amp;&quot;_solution.csv&quot;" office:value-type="string" office:string-value="./challengeSG -t 600 -p Instance/A14 -o Solution600/A14_solution.csv" calcext:value-type="string">
            <text:p>./challengeSG -t 600 -p Instance/A14 -o Solution600/A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69]&amp;&quot; -p Instance/&quot;&amp;[.A169]&amp;&quot; -o Solution&quot;&amp;[.B169]&amp;&quot;/&quot;&amp;[.A169]&amp;&quot;_solution.csv&quot;" office:value-type="string" office:string-value="./challengeSG -t 600 -p Instance/A15 -o Solution600/A15_solution.csv" calcext:value-type="string">
            <text:p>./challengeSG -t 600 -p Instance/A15 -o Solution600/A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0]&amp;&quot; -p Instance/&quot;&amp;[.A170]&amp;&quot; -o Solution&quot;&amp;[.B170]&amp;&quot;/&quot;&amp;[.A170]&amp;&quot;_solution.csv&quot;" office:value-type="string" office:string-value="./challengeSG -t 600 -p Instance/A16 -o Solution600/A16_solution.csv" calcext:value-type="string">
            <text:p>./challengeSG -t 600 -p Instance/A16 -o Solution600/A1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1]&amp;&quot; -p Instance/&quot;&amp;[.A171]&amp;&quot; -o Solution&quot;&amp;[.B171]&amp;&quot;/&quot;&amp;[.A171]&amp;&quot;_solution.csv&quot;" office:value-type="string" office:string-value="./challengeSG -t 600 -p Instance/A17 -o Solution600/A17_solution.csv" calcext:value-type="string">
            <text:p>./challengeSG -t 600 -p Instance/A17 -o Solution600/A1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2]&amp;&quot; -p Instance/&quot;&amp;[.A172]&amp;&quot; -o Solution&quot;&amp;[.B172]&amp;&quot;/&quot;&amp;[.A172]&amp;&quot;_solution.csv&quot;" office:value-type="string" office:string-value="./challengeSG -t 600 -p Instance/A18 -o Solution600/A18_solution.csv" calcext:value-type="string">
            <text:p>./challengeSG -t 600 -p Instance/A18 -o Solution600/A1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3]&amp;&quot; -p Instance/&quot;&amp;[.A173]&amp;&quot; -o Solution&quot;&amp;[.B173]&amp;&quot;/&quot;&amp;[.A173]&amp;&quot;_solution.csv&quot;" office:value-type="string" office:string-value="./challengeSG -t 600 -p Instance/A19 -o Solution600/A19_solution.csv" calcext:value-type="string">
            <text:p>./challengeSG -t 600 -p Instance/A19 -o Solution600/A1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4]&amp;&quot; -p Instance/&quot;&amp;[.A174]&amp;&quot; -o Solution&quot;&amp;[.B174]&amp;&quot;/&quot;&amp;[.A174]&amp;&quot;_solution.csv&quot;" office:value-type="string" office:string-value="./challengeSG -t 600 -p Instance/A20 -o Solution600/A20_solution.csv" calcext:value-type="string">
            <text:p>./challengeSG -t 600 -p Instance/A20 -o Solution600/A2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5]&amp;&quot; -p Instance/&quot;&amp;[.A175]&amp;&quot; -o Solution&quot;&amp;[.B175]&amp;&quot;/&quot;&amp;[.A175]&amp;&quot;_solution.csv&quot;" office:value-type="string" office:string-value="./challengeSG -t 600 -p Instance/B1 -o Solution600/B1_solution.csv" calcext:value-type="string">
            <text:p>./challengeSG -t 600 -p Instance/B1 -o Solution600/B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6]&amp;&quot; -p Instance/&quot;&amp;[.A176]&amp;&quot; -o Solution&quot;&amp;[.B176]&amp;&quot;/&quot;&amp;[.A176]&amp;&quot;_solution.csv&quot;" office:value-type="string" office:string-value="./challengeSG -t 600 -p Instance/B2 -o Solution600/B2_solution.csv" calcext:value-type="string">
            <text:p>./challengeSG -t 600 -p Instance/B2 -o Solution600/B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7]&amp;&quot; -p Instance/&quot;&amp;[.A177]&amp;&quot; -o Solution&quot;&amp;[.B177]&amp;&quot;/&quot;&amp;[.A177]&amp;&quot;_solution.csv&quot;" office:value-type="string" office:string-value="./challengeSG -t 600 -p Instance/B3 -o Solution600/B3_solution.csv" calcext:value-type="string">
            <text:p>./challengeSG -t 600 -p Instance/B3 -o Solution600/B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8]&amp;&quot; -p Instance/&quot;&amp;[.A178]&amp;&quot; -o Solution&quot;&amp;[.B178]&amp;&quot;/&quot;&amp;[.A178]&amp;&quot;_solution.csv&quot;" office:value-type="string" office:string-value="./challengeSG -t 600 -p Instance/B4 -o Solution600/B4_solution.csv" calcext:value-type="string">
            <text:p>./challengeSG -t 600 -p Instance/B4 -o Solution600/B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79]&amp;&quot; -p Instance/&quot;&amp;[.A179]&amp;&quot; -o Solution&quot;&amp;[.B179]&amp;&quot;/&quot;&amp;[.A179]&amp;&quot;_solution.csv&quot;" office:value-type="string" office:string-value="./challengeSG -t 600 -p Instance/B5 -o Solution600/B5_solution.csv" calcext:value-type="string">
            <text:p>./challengeSG -t 600 -p Instance/B5 -o Solution600/B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0]&amp;&quot; -p Instance/&quot;&amp;[.A180]&amp;&quot; -o Solution&quot;&amp;[.B180]&amp;&quot;/&quot;&amp;[.A180]&amp;&quot;_solution.csv&quot;" office:value-type="string" office:string-value="./challengeSG -t 600 -p Instance/B6 -o Solution600/B6_solution.csv" calcext:value-type="string">
            <text:p>./challengeSG -t 600 -p Instance/B6 -o Solution600/B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1]&amp;&quot; -p Instance/&quot;&amp;[.A181]&amp;&quot; -o Solution&quot;&amp;[.B181]&amp;&quot;/&quot;&amp;[.A181]&amp;&quot;_solution.csv&quot;" office:value-type="string" office:string-value="./challengeSG -t 600 -p Instance/B7 -o Solution600/B7_solution.csv" calcext:value-type="string">
            <text:p>./challengeSG -t 600 -p Instance/B7 -o Solution600/B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2]&amp;&quot; -p Instance/&quot;&amp;[.A182]&amp;&quot; -o Solution&quot;&amp;[.B182]&amp;&quot;/&quot;&amp;[.A182]&amp;&quot;_solution.csv&quot;" office:value-type="string" office:string-value="./challengeSG -t 600 -p Instance/B8 -o Solution600/B8_solution.csv" calcext:value-type="string">
            <text:p>./challengeSG -t 600 -p Instance/B8 -o Solution600/B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3]&amp;&quot; -p Instance/&quot;&amp;[.A183]&amp;&quot; -o Solution&quot;&amp;[.B183]&amp;&quot;/&quot;&amp;[.A183]&amp;&quot;_solution.csv&quot;" office:value-type="string" office:string-value="./challengeSG -t 600 -p Instance/B9 -o Solution600/B9_solution.csv" calcext:value-type="string">
            <text:p>./challengeSG -t 600 -p Instance/B9 -o Solution600/B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4]&amp;&quot; -p Instance/&quot;&amp;[.A184]&amp;&quot; -o Solution&quot;&amp;[.B184]&amp;&quot;/&quot;&amp;[.A184]&amp;&quot;_solution.csv&quot;" office:value-type="string" office:string-value="./challengeSG -t 600 -p Instance/B10 -o Solution600/B10_solution.csv" calcext:value-type="string">
            <text:p>./challengeSG -t 600 -p Instance/B10 -o Solution600/B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5]&amp;&quot; -p Instance/&quot;&amp;[.A185]&amp;&quot; -o Solution&quot;&amp;[.B185]&amp;&quot;/&quot;&amp;[.A185]&amp;&quot;_solution.csv&quot;" office:value-type="string" office:string-value="./challengeSG -t 600 -p Instance/B11 -o Solution600/B11_solution.csv" calcext:value-type="string">
            <text:p>./challengeSG -t 600 -p Instance/B11 -o Solution600/B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6]&amp;&quot; -p Instance/&quot;&amp;[.A186]&amp;&quot; -o Solution&quot;&amp;[.B186]&amp;&quot;/&quot;&amp;[.A186]&amp;&quot;_solution.csv&quot;" office:value-type="string" office:string-value="./challengeSG -t 600 -p Instance/B12 -o Solution600/B12_solution.csv" calcext:value-type="string">
            <text:p>./challengeSG -t 600 -p Instance/B12 -o Solution600/B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7]&amp;&quot; -p Instance/&quot;&amp;[.A187]&amp;&quot; -o Solution&quot;&amp;[.B187]&amp;&quot;/&quot;&amp;[.A187]&amp;&quot;_solution.csv&quot;" office:value-type="string" office:string-value="./challengeSG -t 600 -p Instance/B13 -o Solution600/B13_solution.csv" calcext:value-type="string">
            <text:p>./challengeSG -t 600 -p Instance/B13 -o Solution600/B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8]&amp;&quot; -p Instance/&quot;&amp;[.A188]&amp;&quot; -o Solution&quot;&amp;[.B188]&amp;&quot;/&quot;&amp;[.A188]&amp;&quot;_solution.csv&quot;" office:value-type="string" office:string-value="./challengeSG -t 600 -p Instance/B14 -o Solution600/B14_solution.csv" calcext:value-type="string">
            <text:p>./challengeSG -t 600 -p Instance/B14 -o Solution600/B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89]&amp;&quot; -p Instance/&quot;&amp;[.A189]&amp;&quot; -o Solution&quot;&amp;[.B189]&amp;&quot;/&quot;&amp;[.A189]&amp;&quot;_solution.csv&quot;" office:value-type="string" office:string-value="./challengeSG -t 600 -p Instance/B15 -o Solution600/B15_solution.csv" calcext:value-type="string">
            <text:p>./challengeSG -t 600 -p Instance/B15 -o Solution600/B1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0]&amp;&quot; -p Instance/&quot;&amp;[.A190]&amp;&quot; -o Solution&quot;&amp;[.B190]&amp;&quot;/&quot;&amp;[.A190]&amp;&quot;_solution.csv&quot;" office:value-type="string" office:string-value="./challengeSG -t 600 -p Instance/X1 -o Solution600/X1_solution.csv" calcext:value-type="string">
            <text:p>./challengeSG -t 600 -p Instance/X1 -o Solution600/X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1]&amp;&quot; -p Instance/&quot;&amp;[.A191]&amp;&quot; -o Solution&quot;&amp;[.B191]&amp;&quot;/&quot;&amp;[.A191]&amp;&quot;_solution.csv&quot;" office:value-type="string" office:string-value="./challengeSG -t 600 -p Instance/X2 -o Solution600/X2_solution.csv" calcext:value-type="string">
            <text:p>./challengeSG -t 600 -p Instance/X2 -o Solution600/X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2]&amp;&quot; -p Instance/&quot;&amp;[.A192]&amp;&quot; -o Solution&quot;&amp;[.B192]&amp;&quot;/&quot;&amp;[.A192]&amp;&quot;_solution.csv&quot;" office:value-type="string" office:string-value="./challengeSG -t 600 -p Instance/X3 -o Solution600/X3_solution.csv" calcext:value-type="string">
            <text:p>./challengeSG -t 600 -p Instance/X3 -o Solution600/X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3]&amp;&quot; -p Instance/&quot;&amp;[.A193]&amp;&quot; -o Solution&quot;&amp;[.B193]&amp;&quot;/&quot;&amp;[.A193]&amp;&quot;_solution.csv&quot;" office:value-type="string" office:string-value="./challengeSG -t 600 -p Instance/X4 -o Solution600/X4_solution.csv" calcext:value-type="string">
            <text:p>./challengeSG -t 600 -p Instance/X4 -o Solution600/X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4]&amp;&quot; -p Instance/&quot;&amp;[.A194]&amp;&quot; -o Solution&quot;&amp;[.B194]&amp;&quot;/&quot;&amp;[.A194]&amp;&quot;_solution.csv&quot;" office:value-type="string" office:string-value="./challengeSG -t 600 -p Instance/X5 -o Solution600/X5_solution.csv" calcext:value-type="string">
            <text:p>./challengeSG -t 600 -p Instance/X5 -o Solution600/X5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5]&amp;&quot; -p Instance/&quot;&amp;[.A195]&amp;&quot; -o Solution&quot;&amp;[.B195]&amp;&quot;/&quot;&amp;[.A195]&amp;&quot;_solution.csv&quot;" office:value-type="string" office:string-value="./challengeSG -t 600 -p Instance/X6 -o Solution600/X6_solution.csv" calcext:value-type="string">
            <text:p>./challengeSG -t 600 -p Instance/X6 -o Solution600/X6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6]&amp;&quot; -p Instance/&quot;&amp;[.A196]&amp;&quot; -o Solution&quot;&amp;[.B196]&amp;&quot;/&quot;&amp;[.A196]&amp;&quot;_solution.csv&quot;" office:value-type="string" office:string-value="./challengeSG -t 600 -p Instance/X7 -o Solution600/X7_solution.csv" calcext:value-type="string">
            <text:p>./challengeSG -t 600 -p Instance/X7 -o Solution600/X7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7]&amp;&quot; -p Instance/&quot;&amp;[.A197]&amp;&quot; -o Solution&quot;&amp;[.B197]&amp;&quot;/&quot;&amp;[.A197]&amp;&quot;_solution.csv&quot;" office:value-type="string" office:string-value="./challengeSG -t 600 -p Instance/X8 -o Solution600/X8_solution.csv" calcext:value-type="string">
            <text:p>./challengeSG -t 600 -p Instance/X8 -o Solution600/X8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9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8]&amp;&quot; -p Instance/&quot;&amp;[.A198]&amp;&quot; -o Solution&quot;&amp;[.B198]&amp;&quot;/&quot;&amp;[.A198]&amp;&quot;_solution.csv&quot;" office:value-type="string" office:string-value="./challengeSG -t 600 -p Instance/X9 -o Solution600/X9_solution.csv" calcext:value-type="string">
            <text:p>./challengeSG -t 600 -p Instance/X9 -o Solution600/X9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199]&amp;&quot; -p Instance/&quot;&amp;[.A199]&amp;&quot; -o Solution&quot;&amp;[.B199]&amp;&quot;/&quot;&amp;[.A199]&amp;&quot;_solution.csv&quot;" office:value-type="string" office:string-value="./challengeSG -t 600 -p Instance/X10 -o Solution600/X10_solution.csv" calcext:value-type="string">
            <text:p>./challengeSG -t 600 -p Instance/X10 -o Solution600/X10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200]&amp;&quot; -p Instance/&quot;&amp;[.A200]&amp;&quot; -o Solution&quot;&amp;[.B200]&amp;&quot;/&quot;&amp;[.A200]&amp;&quot;_solution.csv&quot;" office:value-type="string" office:string-value="./challengeSG -t 600 -p Instance/X11 -o Solution600/X11_solution.csv" calcext:value-type="string">
            <text:p>./challengeSG -t 600 -p Instance/X11 -o Solution600/X11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201]&amp;&quot; -p Instance/&quot;&amp;[.A201]&amp;&quot; -o Solution&quot;&amp;[.B201]&amp;&quot;/&quot;&amp;[.A201]&amp;&quot;_solution.csv&quot;" office:value-type="string" office:string-value="./challengeSG -t 600 -p Instance/X12 -o Solution600/X12_solution.csv" calcext:value-type="string">
            <text:p>./challengeSG -t 600 -p Instance/X12 -o Solution600/X12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202]&amp;&quot; -p Instance/&quot;&amp;[.A202]&amp;&quot; -o Solution&quot;&amp;[.B202]&amp;&quot;/&quot;&amp;[.A202]&amp;&quot;_solution.csv&quot;" office:value-type="string" office:string-value="./challengeSG -t 600 -p Instance/X13 -o Solution600/X13_solution.csv" calcext:value-type="string">
            <text:p>./challengeSG -t 600 -p Instance/X13 -o Solution600/X13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203]&amp;&quot; -p Instance/&quot;&amp;[.A203]&amp;&quot; -o Solution&quot;&amp;[.B203]&amp;&quot;/&quot;&amp;[.A203]&amp;&quot;_solution.csv&quot;" office:value-type="string" office:string-value="./challengeSG -t 600 -p Instance/X14 -o Solution600/X14_solution.csv" calcext:value-type="string">
            <text:p>./challengeSG -t 600 -p Instance/X14 -o Solution600/X14_solution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600" calcext:value-type="float">
            <text:p>600</text:p>
          </table:table-cell>
          <table:table-cell table:formula="of:=&quot;./challengeSG -t &quot;&amp;[.B204]&amp;&quot; -p Instance/&quot;&amp;[.A204]&amp;&quot; -o Solution&quot;&amp;[.B204]&amp;&quot;/&quot;&amp;[.A204]&amp;&quot;_solution.csv&quot;" office:value-type="string" office:string-value="./challengeSG -t 600 -p Instance/X15 -o Solution600/X15_solution.csv" calcext:value-type="string">
            <text:p>./challengeSG -t 600 -p Instance/X15 -o Solution600/X15_solution.csv</text:p>
          </table:table-cell>
          <table:table-cell table:number-columns-repeated="4"/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F234]*[.E234]" office:value-type="float" office:value="500" calcext:value-type="float">
            <text:p>50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F235]*[.E235]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F236]*[.E236]"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237]*[.E237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table:formula="of:=SUM([.G234:.G237])" office:value-type="float" office:value="950" calcext:value-type="float">
            <text:p>950</text:p>
          </table:table-cell>
        </table:table-row>
        <table:table-row table:style-name="ro1">
          <table:table-cell table:number-columns-repeated="6"/>
          <table:table-cell table:formula="of:=[.G238]/60" office:value-type="float" office:value="15.8333333333333" calcext:value-type="float">
            <text:p>15.8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2:58:27.30794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47:02.999863849</meta:creation-date>
    <dc:date>2020-03-03T13:03:28.998961870</dc:date>
    <meta:editing-duration>PT18M43S</meta:editing-duration>
    <meta:editing-cycles>2</meta:editing-cycles>
    <meta:generator>LibreOffice/6.0.7.3$Linux_X86_64 LibreOffice_project/00m0$Build-3</meta:generator>
    <meta:document-statistic meta:table-count="1" meta:cell-count="614" meta:object-count="0"/>
  </office:meta>
</office:document-meta>
</file>